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655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778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0.859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2.252cm"/>
    </style:style>
    <style:style style:name="co15" style:family="table-column">
      <style:table-column-properties fo:break-before="auto" style:column-width="2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 style:data-style-name="N108">
      <style:table-cell-properties fo:border-bottom="none" fo:border-left="0.002cm solid #000000" fo:border-right="none" fo:border-top="none"/>
    </style:style>
    <style:style style:name="ce16" style:family="table-cell" style:parent-style-name="Default" style:data-style-name="N108">
      <style:table-cell-properties fo:border-bottom="0.002cm solid #000000" fo:border-left="0.002cm solid #000000" fo:border-right="none" fo:border-top="none"/>
    </style:style>
    <style:style style:name="ce17" style:family="table-cell" style:parent-style-name="Default" style:data-style-name="N108"/>
    <style:style style:name="ce18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19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20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21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08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08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8"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27" style:family="table-cell" style:parent-style-name="Default" style:data-style-name="N108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11"/>
    <style:style style:name="ce29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1" office:value-type="string" table:number-columns-spanned="5" table:number-rows-spanned="1">
            <text:p>MESSWERTE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RECHNETE WERTE</text:p>
          </table:table-cell>
          <table:covered-table-cell table:number-columns-repeated="4"/>
          <table:table-cell/>
          <table:table-cell office:value-type="string">
            <text:p>Delta delta</text:p>
          </table:table-cell>
          <table:table-cell table:formula="of:=1/60*PI()/180" office:value-type="float" office:value="0.000290888208665722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1. Prisma</text:p>
          </table:table-cell>
          <table:table-cell table:style-name="ce6" office:value-type="string">
            <text:p>phi (rad):</text:p>
          </table:table-cell>
          <table:table-cell table:style-name="ce9" table:formula="of:=PI()/3" office:value-type="float" office:value="1.0471975511966">
            <text:p>1,05</text:p>
          </table:table-cell>
          <table:table-cell table:style-name="ce9" office:value-type="string">
            <text:p>(60 Grad)</text:p>
          </table:table-cell>
          <table:table-cell table:style-name="ce9" table:number-columns-repeated="6"/>
          <table:table-cell table:style-name="ce13"/>
          <table:table-cell/>
          <table:table-cell office:value-type="string">
            <text:p>Delta phi</text:p>
          </table:table-cell>
          <table:table-cell table:formula="of:=1/60*PI()/180" office:value-type="float" office:value="0.000290888208665722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Wellenlänge (nm)</text:p>
          </table:table-cell>
          <table:table-cell table:style-name="ce7" office:value-type="string">
            <text:p>Winkel links (°)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Winkel rechts (°)</text:p>
          </table:table-cell>
          <table:table-cell table:style-name="ce10" office:value-type="string">
            <text:p>(min)</text:p>
          </table:table-cell>
          <table:table-cell table:style-name="ce14"/>
          <table:table-cell table:style-name="ce3" office:value-type="string">
            <text:p>delta links (rad)</text:p>
          </table:table-cell>
          <table:table-cell table:style-name="ce7" office:value-type="string">
            <text:p>delta rechts (rad)</text:p>
          </table:table-cell>
          <table:table-cell table:style-name="ce10" office:value-type="string">
            <text:p>Mittelwert delta</text:p>
          </table:table-cell>
          <table:table-cell table:style-name="ce14"/>
          <table:table-cell table:style-name="ce22" office:value-type="string">
            <text:p>n</text:p>
          </table:table-cell>
          <table:table-cell/>
          <table:table-cell office:value-type="string">
            <text:p>Y-Fehler-delta</text:p>
          </table:table-cell>
          <table:table-cell office:value-type="string">
            <text:p>Y-Fehler-phi</text:p>
          </table:table-cell>
          <table:table-cell office:value-type="string">
            <text:p>Y-Fehler-ges</text:p>
          </table:table-cell>
          <table:table-cell office:value-type="string">
            <text:p>rel fehler</text:p>
          </table:table-cell>
        </table:table-row>
        <table:table-row table:style-name="ro1">
          <table:table-cell table:style-name="ce4" office:value-type="float" office:value="404.7">
            <text:p>404,7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table:style-name="ce11" office:value-type="float" office:value="14">
            <text:p>14</text:p>
          </table:table-cell>
          <table:table-cell/>
          <table:table-cell table:style-name="ce15" table:formula="of:=([.B4]+([.C4]/60)+8)*PI()/180" office:value-type="float" office:value="0.697259036171735">
            <text:p>0,6973</text:p>
          </table:table-cell>
          <table:table-cell table:style-name="ce17" table:formula="of:=(172-([.D4]+[.E4]/60))*PI()/180" office:value-type="float" office:value="0.694059265876412">
            <text:p>0,6941</text:p>
          </table:table-cell>
          <table:table-cell table:style-name="ce20" table:formula="of:=([.G4]+[.H4])/2" office:value-type="float" office:value="0.695659151024073">
            <text:p>0,6957</text:p>
          </table:table-cell>
          <table:table-cell/>
          <table:table-cell table:style-name="ce23" table:formula="of:=SIN(([.I4]+PI()/3)/2)/SIN(PI()/6)" office:value-type="float" office:value="1.53049839148048">
            <text:p>1,5305</text:p>
          </table:table-cell>
          <table:table-cell/>
          <table:table-cell table:style-name="ce28" table:formula="of:=ABS(0.5*COS([.$C$2]/2+[.I4]/2)/SIN([.$C$2]/2)*[.$N$1])" office:value-type="float" office:value="0.000187254676584324">
            <text:p>0,0001873</text:p>
          </table:table-cell>
          <table:table-cell table:style-name="ce28" table:formula="of:=ABS(0.5*COS([.$C$2]/2+[.I4]/2)/SIN([.$C$2]/2)  - 0.5*SIN([.$C$2]/2+[.I4]/2)*COS([.$C$2]/2)/(SIN([.$C$2]/2))^2 ) * [.$N$2]" office:value-type="float" office:value="0.000198303241391896">
            <text:p>0,0001983</text:p>
          </table:table-cell>
          <table:table-cell table:style-name="ce28" table:formula="of:=[.M4]+[.N4]" office:value-type="float" office:value="0.00038555791797622">
            <text:p>0,0003856</text:p>
          </table:table-cell>
          <table:table-cell table:style-name="ce29" table:formula="of:=[.O4]/[.K4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407.8">
            <text:p>407,8</text:p>
          </table:table-cell>
          <table:table-cell office:value-type="float" office:value="31">
            <text:p>31</text:p>
          </table:table-cell>
          <table:table-cell office:value-type="float" office:value="52.5">
            <text:p>52,5</text:p>
          </table:table-cell>
          <table:table-cell office:value-type="float" office:value="132">
            <text:p>132</text:p>
          </table:table-cell>
          <table:table-cell table:style-name="ce11" office:value-type="float" office:value="18">
            <text:p>18</text:p>
          </table:table-cell>
          <table:table-cell/>
          <table:table-cell table:style-name="ce15" table:formula="of:=([.B5]+([.C5]/60)+8)*PI()/180" office:value-type="float" office:value="0.695950039232739">
            <text:p>0,6960</text:p>
          </table:table-cell>
          <table:table-cell table:style-name="ce17" table:formula="of:=(172-([.D5]+[.E5]/60))*PI()/180" office:value-type="float" office:value="0.692895713041749">
            <text:p>0,6929</text:p>
          </table:table-cell>
          <table:table-cell table:style-name="ce20" table:formula="of:=([.G5]+[.H5])/2" office:value-type="float" office:value="0.694422876137244">
            <text:p>0,6944</text:p>
          </table:table-cell>
          <table:table-cell/>
          <table:table-cell table:style-name="ce23" table:formula="of:=SIN(([.I5]+PI()/3)/2)/SIN(PI()/6)" office:value-type="float" office:value="1.52970226675864">
            <text:p>1,5297</text:p>
          </table:table-cell>
          <table:table-cell/>
          <table:table-cell table:style-name="ce28" table:formula="of:=ABS(0.5*COS([.$C$2]/2+[.I5]/2)/SIN([.$C$2]/2)*[.$N$1])" office:value-type="float" office:value="0.000187392239412361">
            <text:p>0,0001874</text:p>
          </table:table-cell>
          <table:table-cell table:style-name="ce28" table:formula="of:=ABS(0.5*COS([.$C$2]/2+[.I5]/2)/SIN([.$C$2]/2)  - 0.5*SIN([.$C$2]/2+[.I5]/2)*COS([.$C$2]/2)/(SIN([.$C$2]/2))^2 ) * [.$N$2]" office:value-type="float" office:value="0.000197965121547981">
            <text:p>0,0001980</text:p>
          </table:table-cell>
          <table:table-cell table:style-name="ce28" table:formula="of:=[.M5]+[.N5]" office:value-type="float" office:value="0.000385357360960341">
            <text:p>0,0003854</text:p>
          </table:table-cell>
          <table:table-cell table:style-name="ce29" table:formula="of:=[.O5]/[.K5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435.8">
            <text:p>435,8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table:style-name="ce11" office:value-type="float" office:value="32.5">
            <text:p>32,5</text:p>
          </table:table-cell>
          <table:table-cell/>
          <table:table-cell table:style-name="ce15" table:formula="of:=([.B6]+([.C6]/60)+8)*PI()/180" office:value-type="float" office:value="0.690859495581089">
            <text:p>0,6909</text:p>
          </table:table-cell>
          <table:table-cell table:style-name="ce17" table:formula="of:=(172-([.D6]+[.E6]/60))*PI()/180" office:value-type="float" office:value="0.688677834016096">
            <text:p>0,6887</text:p>
          </table:table-cell>
          <table:table-cell table:style-name="ce20" table:formula="of:=([.G6]+[.H6])/2" office:value-type="float" office:value="0.689768664798592">
            <text:p>0,6898</text:p>
          </table:table-cell>
          <table:table-cell/>
          <table:table-cell table:style-name="ce23" table:formula="of:=SIN(([.I6]+PI()/3)/2)/SIN(PI()/6)" office:value-type="float" office:value="1.52669985164533">
            <text:p>1,5267</text:p>
          </table:table-cell>
          <table:table-cell/>
          <table:table-cell table:style-name="ce28" table:formula="of:=ABS(0.5*COS([.$C$2]/2+[.I6]/2)/SIN([.$C$2]/2)*[.$N$1])" office:value-type="float" office:value="0.000187909480383083">
            <text:p>0,0001879</text:p>
          </table:table-cell>
          <table:table-cell table:style-name="ce28" table:formula="of:=ABS(0.5*COS([.$C$2]/2+[.I6]/2)/SIN([.$C$2]/2)  - 0.5*SIN([.$C$2]/2+[.I6]/2)*COS([.$C$2]/2)/(SIN([.$C$2]/2))^2 ) * [.$N$2]" office:value-type="float" office:value="0.00019669152243508">
            <text:p>0,0001967</text:p>
          </table:table-cell>
          <table:table-cell table:style-name="ce28" table:formula="of:=[.M6]+[.N6]" office:value-type="float" office:value="0.000384601002818163">
            <text:p>0,0003846</text:p>
          </table:table-cell>
          <table:table-cell table:style-name="ce29" table:formula="of:=[.O6]/[.K6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491.6">
            <text:p>491,6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table:style-name="ce11" office:value-type="float" office:value="57">
            <text:p>57</text:p>
          </table:table-cell>
          <table:table-cell/>
          <table:table-cell table:style-name="ce15" table:formula="of:=([.B7]+([.C7]/60)+8)*PI()/180" office:value-type="float" office:value="0.683587290364446">
            <text:p>0,6836</text:p>
          </table:table-cell>
          <table:table-cell table:style-name="ce17" table:formula="of:=(172-([.D7]+[.E7]/60))*PI()/180" office:value-type="float" office:value="0.681551072903786">
            <text:p>0,6816</text:p>
          </table:table-cell>
          <table:table-cell table:style-name="ce20" table:formula="of:=([.G7]+[.H7])/2" office:value-type="float" office:value="0.682569181634116">
            <text:p>0,6826</text:p>
          </table:table-cell>
          <table:table-cell/>
          <table:table-cell table:style-name="ce23" table:formula="of:=SIN(([.I7]+PI()/3)/2)/SIN(PI()/6)" office:value-type="float" office:value="1.52203921046593">
            <text:p>1,5220</text:p>
          </table:table-cell>
          <table:table-cell/>
          <table:table-cell table:style-name="ce28" table:formula="of:=ABS(0.5*COS([.$C$2]/2+[.I7]/2)/SIN([.$C$2]/2)*[.$N$1])" office:value-type="float" office:value="0.000188707581970982">
            <text:p>0,0001887</text:p>
          </table:table-cell>
          <table:table-cell table:style-name="ce28" table:formula="of:=ABS(0.5*COS([.$C$2]/2+[.I7]/2)/SIN([.$C$2]/2)  - 0.5*SIN([.$C$2]/2+[.I7]/2)*COS([.$C$2]/2)/(SIN([.$C$2]/2))^2 ) * [.$N$2]" office:value-type="float" office:value="0.000194719328068274">
            <text:p>0,0001947</text:p>
          </table:table-cell>
          <table:table-cell table:style-name="ce28" table:formula="of:=[.M7]+[.N7]" office:value-type="float" office:value="0.000383426910039257">
            <text:p>0,0003834</text:p>
          </table:table-cell>
          <table:table-cell table:style-name="ce29" table:formula="of:=[.O7]/[.K7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496">
            <text:p>496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table:style-name="ce11" office:value-type="float" office:value="0">
            <text:p>0</text:p>
          </table:table-cell>
          <table:table-cell/>
          <table:table-cell table:style-name="ce15" table:formula="of:=([.B8]+([.C8]/60)+8)*PI()/180" office:value-type="float" office:value="0.68329640215578">
            <text:p>0,6833</text:p>
          </table:table-cell>
          <table:table-cell table:style-name="ce17" table:formula="of:=(172-([.D8]+[.E8]/60))*PI()/180" office:value-type="float" office:value="0.680678408277788">
            <text:p>0,6807</text:p>
          </table:table-cell>
          <table:table-cell table:style-name="ce20" table:formula="of:=([.G8]+[.H8])/2" office:value-type="float" office:value="0.681987405216784">
            <text:p>0,6820</text:p>
          </table:table-cell>
          <table:table-cell/>
          <table:table-cell table:style-name="ce23" table:formula="of:=SIN(([.I8]+PI()/3)/2)/SIN(PI()/6)" office:value-type="float" office:value="1.52166173091291">
            <text:p>1,5217</text:p>
          </table:table-cell>
          <table:table-cell/>
          <table:table-cell table:style-name="ce28" table:formula="of:=ABS(0.5*COS([.$C$2]/2+[.I8]/2)/SIN([.$C$2]/2)*[.$N$1])" office:value-type="float" office:value="0.000188771968383059">
            <text:p>0,0001888</text:p>
          </table:table-cell>
          <table:table-cell table:style-name="ce28" table:formula="of:=ABS(0.5*COS([.$C$2]/2+[.I8]/2)/SIN([.$C$2]/2)  - 0.5*SIN([.$C$2]/2+[.I8]/2)*COS([.$C$2]/2)/(SIN([.$C$2]/2))^2 ) * [.$N$2]" office:value-type="float" office:value="0.000194559848298799">
            <text:p>0,0001946</text:p>
          </table:table-cell>
          <table:table-cell table:style-name="ce28" table:formula="of:=[.M8]+[.N8]" office:value-type="float" office:value="0.000383331816681858">
            <text:p>0,0003833</text:p>
          </table:table-cell>
          <table:table-cell table:style-name="ce29" table:formula="of:=[.O8]/[.K8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546.1">
            <text:p>546,1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33">
            <text:p>133</text:p>
          </table:table-cell>
          <table:table-cell table:style-name="ce11" office:value-type="float" office:value="11">
            <text:p>11</text:p>
          </table:table-cell>
          <table:table-cell/>
          <table:table-cell table:style-name="ce15" table:formula="of:=([.B9]+([.C9]/60)+8)*PI()/180" office:value-type="float" office:value="0.67922396723446">
            <text:p>0,6792</text:p>
          </table:table-cell>
          <table:table-cell table:style-name="ce17" table:formula="of:=(172-([.D9]+[.E9]/60))*PI()/180" office:value-type="float" office:value="0.677478637982466">
            <text:p>0,6775</text:p>
          </table:table-cell>
          <table:table-cell table:style-name="ce20" table:formula="of:=([.G9]+[.H9])/2" office:value-type="float" office:value="0.678351302608463">
            <text:p>0,6784</text:p>
          </table:table-cell>
          <table:table-cell/>
          <table:table-cell table:style-name="ce23" table:formula="of:=SIN(([.I9]+PI()/3)/2)/SIN(PI()/6)" office:value-type="float" office:value="1.51929956782643">
            <text:p>1,5193</text:p>
          </table:table-cell>
          <table:table-cell/>
          <table:table-cell table:style-name="ce28" table:formula="of:=ABS(0.5*COS([.$C$2]/2+[.I9]/2)/SIN([.$C$2]/2)*[.$N$1])" office:value-type="float" office:value="0.000189174021351654">
            <text:p>0,0001892</text:p>
          </table:table-cell>
          <table:table-cell table:style-name="ce28" table:formula="of:=ABS(0.5*COS([.$C$2]/2+[.I9]/2)/SIN([.$C$2]/2)  - 0.5*SIN([.$C$2]/2+[.I9]/2)*COS([.$C$2]/2)/(SIN([.$C$2]/2))^2 ) * [.$N$2]" office:value-type="float" office:value="0.000193562727287914">
            <text:p>0,0001936</text:p>
          </table:table-cell>
          <table:table-cell table:style-name="ce28" table:formula="of:=[.M9]+[.N9]" office:value-type="float" office:value="0.000382736748639569">
            <text:p>0,0003827</text:p>
          </table:table-cell>
          <table:table-cell table:style-name="ce29" table:formula="of:=[.O9]/[.K9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577">
            <text:p>577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33">
            <text:p>133</text:p>
          </table:table-cell>
          <table:table-cell table:style-name="ce11" office:value-type="float" office:value="19">
            <text:p>19</text:p>
          </table:table-cell>
          <table:table-cell/>
          <table:table-cell table:style-name="ce15" table:formula="of:=([.B10]+([.C10]/60)+8)*PI()/180" office:value-type="float" office:value="0.676315085147803">
            <text:p>0,6763</text:p>
          </table:table-cell>
          <table:table-cell table:style-name="ce17" table:formula="of:=(172-([.D10]+[.E10]/60))*PI()/180" office:value-type="float" office:value="0.67515153231314">
            <text:p>0,6752</text:p>
          </table:table-cell>
          <table:table-cell table:style-name="ce20" table:formula="of:=([.G10]+[.H10])/2" office:value-type="float" office:value="0.675733308730471">
            <text:p>0,6757</text:p>
          </table:table-cell>
          <table:table-cell/>
          <table:table-cell table:style-name="ce23" table:formula="of:=SIN(([.I10]+PI()/3)/2)/SIN(PI()/6)" office:value-type="float" office:value="1.51759570048128">
            <text:p>1,5176</text:p>
          </table:table-cell>
          <table:table-cell/>
          <table:table-cell table:style-name="ce28" table:formula="of:=ABS(0.5*COS([.$C$2]/2+[.I10]/2)/SIN([.$C$2]/2)*[.$N$1])" office:value-type="float" office:value="0.000189463112393182">
            <text:p>0,0001895</text:p>
          </table:table-cell>
          <table:table-cell table:style-name="ce28" table:formula="of:=ABS(0.5*COS([.$C$2]/2+[.I10]/2)/SIN([.$C$2]/2)  - 0.5*SIN([.$C$2]/2+[.I10]/2)*COS([.$C$2]/2)/(SIN([.$C$2]/2))^2 ) * [.$N$2]" office:value-type="float" office:value="0.000192844403814809">
            <text:p>0,0001928</text:p>
          </table:table-cell>
          <table:table-cell table:style-name="ce28" table:formula="of:=[.M10]+[.N10]" office:value-type="float" office:value="0.00038230751620799">
            <text:p>0,0003823</text:p>
          </table:table-cell>
          <table:table-cell table:style-name="ce29" table:formula="of:=[.O10]/[.K10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579.1">
            <text:p>579,1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33">
            <text:p>133</text:p>
          </table:table-cell>
          <table:table-cell table:style-name="ce11" office:value-type="float" office:value="20">
            <text:p>20</text:p>
          </table:table-cell>
          <table:table-cell/>
          <table:table-cell table:style-name="ce15" table:formula="of:=([.B11]+([.C11]/60)+8)*PI()/180" office:value-type="float" office:value="0.675733308730471">
            <text:p>0,6757</text:p>
          </table:table-cell>
          <table:table-cell table:style-name="ce17" table:formula="of:=(172-([.D11]+[.E11]/60))*PI()/180" office:value-type="float" office:value="0.674860644104474">
            <text:p>0,6749</text:p>
          </table:table-cell>
          <table:table-cell table:style-name="ce20" table:formula="of:=([.G11]+[.H11])/2" office:value-type="float" office:value="0.675296976417473">
            <text:p>0,6753</text:p>
          </table:table-cell>
          <table:table-cell/>
          <table:table-cell table:style-name="ce23" table:formula="of:=SIN(([.I11]+PI()/3)/2)/SIN(PI()/6)" office:value-type="float" office:value="1.51731146969885">
            <text:p>1,5173</text:p>
          </table:table-cell>
          <table:table-cell/>
          <table:table-cell table:style-name="ce28" table:formula="of:=ABS(0.5*COS([.$C$2]/2+[.I11]/2)/SIN([.$C$2]/2)*[.$N$1])" office:value-type="float" office:value="0.000189511262684595">
            <text:p>0,0001895</text:p>
          </table:table-cell>
          <table:table-cell table:style-name="ce28" table:formula="of:=ABS(0.5*COS([.$C$2]/2+[.I11]/2)/SIN([.$C$2]/2)  - 0.5*SIN([.$C$2]/2+[.I11]/2)*COS([.$C$2]/2)/(SIN([.$C$2]/2))^2 ) * [.$N$2]" office:value-type="float" office:value="0.000192724651077218">
            <text:p>0,0001927</text:p>
          </table:table-cell>
          <table:table-cell table:style-name="ce28" table:formula="of:=[.M11]+[.N11]" office:value-type="float" office:value="0.000382235913761813">
            <text:p>0,0003822</text:p>
          </table:table-cell>
          <table:table-cell table:style-name="ce29" table:formula="of:=[.O11]/[.K11]" office:value-type="float" office:value="0.000251916578365864">
            <text:p>2,52E-004</text:p>
          </table:table-cell>
        </table:table-row>
        <table:table-row table:style-name="ro1">
          <table:table-cell table:style-name="ce5" office:value-type="float" office:value="623.4">
            <text:p>623,4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3">
            <text:p>133</text:p>
          </table:table-cell>
          <table:table-cell table:style-name="ce12" office:value-type="float" office:value="33">
            <text:p>33</text:p>
          </table:table-cell>
          <table:table-cell table:style-name="ce8"/>
          <table:table-cell table:style-name="ce16" table:formula="of:=([.B12]+([.C12]/60)+8)*PI()/180" office:value-type="float" office:value="0.673406203061145">
            <text:p>0,6734</text:p>
          </table:table-cell>
          <table:table-cell table:style-name="ce19" table:formula="of:=(172-([.D12]+[.E12]/60))*PI()/180" office:value-type="float" office:value="0.671079097391819">
            <text:p>0,6711</text:p>
          </table:table-cell>
          <table:table-cell table:style-name="ce21" table:formula="of:=([.G12]+[.H12])/2" office:value-type="float" office:value="0.672242650226482">
            <text:p>0,6722</text:p>
          </table:table-cell>
          <table:table-cell table:style-name="ce8"/>
          <table:table-cell table:style-name="ce24" table:formula="of:=SIN(([.I12]+PI()/3)/2)/SIN(PI()/6)" office:value-type="float" office:value="1.51531983285699">
            <text:p>1,5153</text:p>
          </table:table-cell>
          <table:table-cell/>
          <table:table-cell table:style-name="ce28" table:formula="of:=ABS(0.5*COS([.$C$2]/2+[.I12]/2)/SIN([.$C$2]/2)*[.$N$1])" office:value-type="float" office:value="0.000189848062034316">
            <text:p>0,0001898</text:p>
          </table:table-cell>
          <table:table-cell table:style-name="ce28" table:formula="of:=ABS(0.5*COS([.$C$2]/2+[.I12]/2)/SIN([.$C$2]/2)  - 0.5*SIN([.$C$2]/2+[.I12]/2)*COS([.$C$2]/2)/(SIN([.$C$2]/2))^2 ) * [.$N$2]" office:value-type="float" office:value="0.00019188612538895">
            <text:p>0,0001919</text:p>
          </table:table-cell>
          <table:table-cell table:style-name="ce28" table:formula="of:=[.M12]+[.N12]" office:value-type="float" office:value="0.000381734187423266">
            <text:p>0,0003817</text:p>
          </table:table-cell>
          <table:table-cell table:style-name="ce29" table:formula="of:=[.O12]/[.K12]" office:value-type="float" office:value="0.000251916578365864">
            <text:p>2,52E-004</text:p>
          </table:table-cell>
        </table:table-row>
        <table:table-row table:style-name="ro1">
          <table:table-cell table:number-columns-repeated="6"/>
          <table:table-cell table:style-name="ce17" table:number-columns-repeated="3"/>
          <table:table-cell/>
          <table:table-cell table:style-name="ce25"/>
          <table:table-cell/>
          <table:table-cell table:style-name="ce28" table:number-columns-repeated="3"/>
          <table:table-cell table:style-name="ce29"/>
        </table:table-row>
        <table:table-row table:style-name="ro1">
          <table:table-cell table:style-name="ce2" office:value-type="string">
            <text:p>2. Prisma</text:p>
          </table:table-cell>
          <table:table-cell table:style-name="ce6" office:value-type="string">
            <text:p>phi (rad)</text:p>
          </table:table-cell>
          <table:table-cell table:style-name="ce9" table:formula="of:=PI()/3" office:value-type="float" office:value="1.0471975511966">
            <text:p>1,05</text:p>
          </table:table-cell>
          <table:table-cell table:style-name="ce9" office:value-type="string">
            <text:p>(60 Grad)</text:p>
          </table:table-cell>
          <table:table-cell table:style-name="ce13"/>
          <table:table-cell table:style-name="ce9"/>
          <table:table-cell table:style-name="ce18" table:number-columns-repeated="3"/>
          <table:table-cell table:style-name="ce9"/>
          <table:table-cell table:style-name="ce26"/>
          <table:table-cell/>
          <table:table-cell table:style-name="ce28" table:number-columns-repeated="3"/>
          <table:table-cell table:style-name="ce29"/>
        </table:table-row>
        <table:table-row table:style-name="ro1">
          <table:table-cell table:style-name="ce3" office:value-type="string">
            <text:p>Wellenlänge (nm)</text:p>
          </table:table-cell>
          <table:table-cell table:style-name="ce7" office:value-type="string">
            <text:p>Winkel links (°)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Winkel rechts (°)</text:p>
          </table:table-cell>
          <table:table-cell table:style-name="ce10" office:value-type="string">
            <text:p>(min)</text:p>
          </table:table-cell>
          <table:table-cell table:style-name="ce14"/>
          <table:table-cell table:style-name="ce3" office:value-type="string">
            <text:p>delta links (rad)</text:p>
          </table:table-cell>
          <table:table-cell table:style-name="ce7" office:value-type="string">
            <text:p>delta rechts (rad)</text:p>
          </table:table-cell>
          <table:table-cell table:style-name="ce10" office:value-type="string">
            <text:p>Mittelwert delta</text:p>
          </table:table-cell>
          <table:table-cell table:style-name="ce14"/>
          <table:table-cell table:style-name="ce27" office:value-type="string">
            <text:p>n</text:p>
          </table:table-cell>
          <table:table-cell/>
          <table:table-cell table:style-name="ce28" table:number-columns-repeated="3"/>
          <table:table-cell table:style-name="ce29"/>
        </table:table-row>
        <table:table-row table:style-name="ro1">
          <table:table-cell table:style-name="ce4" office:value-type="float" office:value="404.7">
            <text:p>404,7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table:style-name="ce11" office:value-type="float" office:value="17">
            <text:p>17</text:p>
          </table:table-cell>
          <table:table-cell/>
          <table:table-cell table:style-name="ce15" table:formula="of:=([.B16]+([.C16]/60))*PI()/180" office:value-type="float" office:value="0.658280016210528">
            <text:p>0,6583</text:p>
          </table:table-cell>
          <table:table-cell table:style-name="ce17" table:formula="of:=(180-([.D16]+[.E16]/60))*PI()/180" office:value-type="float" office:value="1.129518914249">
            <text:p>1,1295</text:p>
          </table:table-cell>
          <table:table-cell table:style-name="ce20" table:formula="of:=([.G16]+[.H16])/2" office:value-type="float" office:value="0.893899465229762">
            <text:p>0,8939</text:p>
          </table:table-cell>
          <table:table-cell/>
          <table:table-cell table:style-name="ce23" table:formula="of:=SIN(([.I16]+PI()/3)/2)/SIN(PI()/6)" office:value-type="float" office:value="1.65039132134115">
            <text:p>1,6504</text:p>
          </table:table-cell>
          <table:table-cell/>
          <table:table-cell table:style-name="ce28" table:formula="of:=ABS(0.5*COS([.$C$14]/2+[.I16]/2)/SIN([.$C$14]/2)*[.$N$1])" office:value-type="float" office:value="0.000164307328962164">
            <text:p>0,0001643</text:p>
          </table:table-cell>
          <table:table-cell table:style-name="ce28" table:formula="of:=ABS(0.5*COS([.$C$14]/2+[.I16]/2)/SIN([.$C$14]/2) - 0.5*SIN([.$C$14]/2+[.I16]/2)*COS([.$C$14]/2)/(SIN([.$C$14]/2))^2) * [.$N$2]" office:value-type="float" office:value="0.000251453605674815">
            <text:p>0,0002515</text:p>
          </table:table-cell>
          <table:table-cell table:style-name="ce28" table:formula="of:=[.M16]+[.N16]" office:value-type="float" office:value="0.00041576093463698">
            <text:p>0,0004158</text:p>
          </table:table-cell>
          <table:table-cell table:style-name="ce29" table:formula="of:=[.O16]/[.K16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407.8">
            <text:p>407,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table:style-name="ce11" office:value-type="float" office:value="26">
            <text:p>26</text:p>
          </table:table-cell>
          <table:table-cell/>
          <table:table-cell table:style-name="ce15" table:formula="of:=([.B17]+([.C17]/60))*PI()/180" office:value-type="float" office:value="0.656825575167199">
            <text:p>0,6568</text:p>
          </table:table-cell>
          <table:table-cell table:style-name="ce17" table:formula="of:=(180-([.D17]+[.E17]/60))*PI()/180" office:value-type="float" office:value="1.12690092037101">
            <text:p>1,1269</text:p>
          </table:table-cell>
          <table:table-cell table:style-name="ce20" table:formula="of:=([.G17]+[.H17])/2" office:value-type="float" office:value="0.891863247769102">
            <text:p>0,8919</text:p>
          </table:table-cell>
          <table:table-cell/>
          <table:table-cell table:style-name="ce23" table:formula="of:=SIN(([.I17]+PI()/3)/2)/SIN(PI()/6)" office:value-type="float" office:value="1.64924031488443">
            <text:p>1,6492</text:p>
          </table:table-cell>
          <table:table-cell/>
          <table:table-cell table:style-name="ce28" table:formula="of:=ABS(0.5*COS([.$C$14]/2+[.I17]/2)/SIN([.$C$14]/2)*[.$N$1])" office:value-type="float" office:value="0.000164551630265451">
            <text:p>0,0001646</text:p>
          </table:table-cell>
          <table:table-cell table:style-name="ce28" table:formula="of:=ABS(0.5*COS([.$C$14]/2+[.I17]/2)/SIN([.$C$14]/2) - 0.5*SIN([.$C$14]/2+[.I17]/2)*COS([.$C$14]/2)/(SIN([.$C$14]/2))^2) * [.$N$2]" office:value-type="float" office:value="0.000250919346763274">
            <text:p>0,0002509</text:p>
          </table:table-cell>
          <table:table-cell table:style-name="ce28" table:formula="of:=[.M17]+[.N17]" office:value-type="float" office:value="0.000415470977028726">
            <text:p>0,0004155</text:p>
          </table:table-cell>
          <table:table-cell table:style-name="ce29" table:formula="of:=[.O17]/[.K17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435.8">
            <text:p>435,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table:style-name="ce11" office:value-type="float" office:value="10">
            <text:p>10</text:p>
          </table:table-cell>
          <table:table-cell/>
          <table:table-cell table:style-name="ce15" table:formula="of:=([.B18]+([.C18]/60))*PI()/180" office:value-type="float" office:value="0.642862941151245">
            <text:p>0,6429</text:p>
          </table:table-cell>
          <table:table-cell table:style-name="ce17" table:formula="of:=(180-([.D18]+[.E18]/60))*PI()/180" office:value-type="float" office:value="1.11410183918971">
            <text:p>1,1141</text:p>
          </table:table-cell>
          <table:table-cell table:style-name="ce20" table:formula="of:=([.G18]+[.H18])/2" office:value-type="float" office:value="0.878482390170479">
            <text:p>0,8785</text:p>
          </table:table-cell>
          <table:table-cell/>
          <table:table-cell table:style-name="ce23" table:formula="of:=SIN(([.I18]+PI()/3)/2)/SIN(PI()/6)" office:value-type="float" office:value="1.64163408498613">
            <text:p>1,6416</text:p>
          </table:table-cell>
          <table:table-cell/>
          <table:table-cell table:style-name="ce28" table:formula="of:=ABS(0.5*COS([.$C$14]/2+[.I18]/2)/SIN([.$C$14]/2)*[.$N$1])" office:value-type="float" office:value="0.000166152783903018">
            <text:p>0,0001662</text:p>
          </table:table-cell>
          <table:table-cell table:style-name="ce28" table:formula="of:=ABS(0.5*COS([.$C$14]/2+[.I18]/2)/SIN([.$C$14]/2) - 0.5*SIN([.$C$14]/2+[.I18]/2)*COS([.$C$14]/2)/(SIN([.$C$14]/2))^2) * [.$N$2]" office:value-type="float" office:value="0.000247402057715464">
            <text:p>0,0002474</text:p>
          </table:table-cell>
          <table:table-cell table:style-name="ce28" table:formula="of:=[.M18]+[.N18]" office:value-type="float" office:value="0.000413554841618482">
            <text:p>0,0004136</text:p>
          </table:table-cell>
          <table:table-cell table:style-name="ce29" table:formula="of:=[.O18]/[.K18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491.6">
            <text:p>491,6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table:style-name="ce11" office:value-type="float" office:value="15">
            <text:p>15</text:p>
          </table:table-cell>
          <table:table-cell/>
          <table:table-cell table:style-name="ce15" table:formula="of:=([.B19]+([.C19]/60))*PI()/180" office:value-type="float" office:value="0.625118760422636">
            <text:p>0,6251</text:p>
          </table:table-cell>
          <table:table-cell table:style-name="ce17" table:formula="of:=(180-([.D19]+[.E19]/60))*PI()/180" office:value-type="float" office:value="1.09519410562644">
            <text:p>1,0952</text:p>
          </table:table-cell>
          <table:table-cell table:style-name="ce20" table:formula="of:=([.G19]+[.H19])/2" office:value-type="float" office:value="0.860156433024539">
            <text:p>0,8602</text:p>
          </table:table-cell>
          <table:table-cell/>
          <table:table-cell table:style-name="ce23" table:formula="of:=SIN(([.I19]+PI()/3)/2)/SIN(PI()/6)" office:value-type="float" office:value="1.63109769061547">
            <text:p>1,6311</text:p>
          </table:table-cell>
          <table:table-cell/>
          <table:table-cell table:style-name="ce28" table:formula="of:=ABS(0.5*COS([.$C$14]/2+[.I19]/2)/SIN([.$C$14]/2)*[.$N$1])" office:value-type="float" office:value="0.000168333585962655">
            <text:p>0,0001683</text:p>
          </table:table-cell>
          <table:table-cell table:style-name="ce28" table:formula="of:=ABS(0.5*COS([.$C$14]/2+[.I19]/2)/SIN([.$C$14]/2) - 0.5*SIN([.$C$14]/2+[.I19]/2)*COS([.$C$14]/2)/(SIN([.$C$14]/2))^2) * [.$N$2]" office:value-type="float" office:value="0.000242566963237655">
            <text:p>0,0002426</text:p>
          </table:table-cell>
          <table:table-cell table:style-name="ce28" table:formula="of:=[.M19]+[.N19]" office:value-type="float" office:value="0.000410900549200311">
            <text:p>0,0004109</text:p>
          </table:table-cell>
          <table:table-cell table:style-name="ce29" table:formula="of:=[.O19]/[.K19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496">
            <text:p>496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 table:style-name="ce11" office:value-type="float" office:value="18">
            <text:p>18</text:p>
          </table:table-cell>
          <table:table-cell/>
          <table:table-cell table:style-name="ce15" table:formula="of:=([.B20]+([.C20]/60))*PI()/180" office:value-type="float" office:value="0.62279165475331">
            <text:p>0,6228</text:p>
          </table:table-cell>
          <table:table-cell table:style-name="ce17" table:formula="of:=(180-([.D20]+[.E20]/60))*PI()/180" office:value-type="float" office:value="1.09432144100044">
            <text:p>1,0943</text:p>
          </table:table-cell>
          <table:table-cell table:style-name="ce20" table:formula="of:=([.G20]+[.H20])/2" office:value-type="float" office:value="0.858556547876877">
            <text:p>0,8586</text:p>
          </table:table-cell>
          <table:table-cell/>
          <table:table-cell table:style-name="ce23" table:formula="of:=SIN(([.I20]+PI()/3)/2)/SIN(PI()/6)" office:value-type="float" office:value="1.63017133411511">
            <text:p>1,6302</text:p>
          </table:table-cell>
          <table:table-cell/>
          <table:table-cell table:style-name="ce28" table:formula="of:=ABS(0.5*COS([.$C$14]/2+[.I20]/2)/SIN([.$C$14]/2)*[.$N$1])" office:value-type="float" office:value="0.000168523305294144">
            <text:p>0,0001685</text:p>
          </table:table-cell>
          <table:table-cell table:style-name="ce28" table:formula="of:=ABS(0.5*COS([.$C$14]/2+[.I20]/2)/SIN([.$C$14]/2) - 0.5*SIN([.$C$14]/2+[.I20]/2)*COS([.$C$14]/2)/(SIN([.$C$14]/2))^2) * [.$N$2]" office:value-type="float" office:value="0.000242143879346251">
            <text:p>0,0002421</text:p>
          </table:table-cell>
          <table:table-cell table:style-name="ce28" table:formula="of:=[.M20]+[.N20]" office:value-type="float" office:value="0.000410667184640395">
            <text:p>0,0004107</text:p>
          </table:table-cell>
          <table:table-cell table:style-name="ce29" table:formula="of:=[.O20]/[.K20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546.1">
            <text:p>546,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style-name="ce11" office:value-type="float" office:value="56">
            <text:p>56</text:p>
          </table:table-cell>
          <table:table-cell/>
          <table:table-cell table:style-name="ce15" table:formula="of:=([.B21]+([.C21]/60))*PI()/180" office:value-type="float" office:value="0.611447014615347">
            <text:p>0,6114</text:p>
          </table:table-cell>
          <table:table-cell table:style-name="ce17" table:formula="of:=(180-([.D21]+[.E21]/60))*PI()/180" office:value-type="float" office:value="1.08326768907115">
            <text:p>1,0833</text:p>
          </table:table-cell>
          <table:table-cell table:style-name="ce20" table:formula="of:=([.G21]+[.H21])/2" office:value-type="float" office:value="0.847357351843247">
            <text:p>0,8474</text:p>
          </table:table-cell>
          <table:table-cell/>
          <table:table-cell table:style-name="ce23" table:formula="of:=SIN(([.I21]+PI()/3)/2)/SIN(PI()/6)" office:value-type="float" office:value="1.62365766341757">
            <text:p>1,6237</text:p>
          </table:table-cell>
          <table:table-cell/>
          <table:table-cell table:style-name="ce28" table:formula="of:=ABS(0.5*COS([.$C$14]/2+[.I21]/2)/SIN([.$C$14]/2)*[.$N$1])" office:value-type="float" office:value="0.000169848314320774">
            <text:p>0,0001698</text:p>
          </table:table-cell>
          <table:table-cell table:style-name="ce28" table:formula="of:=ABS(0.5*COS([.$C$14]/2+[.I21]/2)/SIN([.$C$14]/2) - 0.5*SIN([.$C$14]/2+[.I21]/2)*COS([.$C$14]/2)/(SIN([.$C$14]/2))^2) * [.$N$2]" office:value-type="float" office:value="0.000239177968684893">
            <text:p>0,0002392</text:p>
          </table:table-cell>
          <table:table-cell table:style-name="ce28" table:formula="of:=[.M21]+[.N21]" office:value-type="float" office:value="0.000409026283005667">
            <text:p>0,0004090</text:p>
          </table:table-cell>
          <table:table-cell table:style-name="ce29" table:formula="of:=[.O21]/[.K21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577">
            <text:p>577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style-name="ce11" office:value-type="float" office:value="17">
            <text:p>17</text:p>
          </table:table-cell>
          <table:table-cell/>
          <table:table-cell table:style-name="ce15" table:formula="of:=([.B22]+([.C22]/60))*PI()/180" office:value-type="float" office:value="0.606501915068029">
            <text:p>0,6065</text:p>
          </table:table-cell>
          <table:table-cell table:style-name="ce17" table:formula="of:=(180-([.D22]+[.E22]/60))*PI()/180" office:value-type="float" office:value="1.07715903668917">
            <text:p>1,0772</text:p>
          </table:table-cell>
          <table:table-cell table:style-name="ce20" table:formula="of:=([.G22]+[.H22])/2" office:value-type="float" office:value="0.841830475878598">
            <text:p>0,8418</text:p>
          </table:table-cell>
          <table:table-cell/>
          <table:table-cell table:style-name="ce23" table:formula="of:=SIN(([.I22]+PI()/3)/2)/SIN(PI()/6)" office:value-type="float" office:value="1.62042434995326">
            <text:p>1,6204</text:p>
          </table:table-cell>
          <table:table-cell/>
          <table:table-cell table:style-name="ce28" table:formula="of:=ABS(0.5*COS([.$C$14]/2+[.I22]/2)/SIN([.$C$14]/2)*[.$N$1])" office:value-type="float" office:value="0.000170500254803619">
            <text:p>0,0001705</text:p>
          </table:table-cell>
          <table:table-cell table:style-name="ce28" table:formula="of:=ABS(0.5*COS([.$C$14]/2+[.I22]/2)/SIN([.$C$14]/2) - 0.5*SIN([.$C$14]/2+[.I22]/2)*COS([.$C$14]/2)/(SIN([.$C$14]/2))^2) * [.$N$2]" office:value-type="float" office:value="0.000237711502937335">
            <text:p>0,0002377</text:p>
          </table:table-cell>
          <table:table-cell table:style-name="ce28" table:formula="of:=[.M22]+[.N22]" office:value-type="float" office:value="0.000408211757740955">
            <text:p>0,0004082</text:p>
          </table:table-cell>
          <table:table-cell table:style-name="ce29" table:formula="of:=[.O22]/[.K22]" office:value-type="float" office:value="0.000251916578365864">
            <text:p>2,52E-004</text:p>
          </table:table-cell>
        </table:table-row>
        <table:table-row table:style-name="ro1">
          <table:table-cell table:style-name="ce4" office:value-type="float" office:value="579.1">
            <text:p>579,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118">
            <text:p>118</text:p>
          </table:table-cell>
          <table:table-cell table:style-name="ce11" office:value-type="float" office:value="19">
            <text:p>19</text:p>
          </table:table-cell>
          <table:table-cell/>
          <table:table-cell table:style-name="ce15" table:formula="of:=([.B23]+([.C23]/60))*PI()/180" office:value-type="float" office:value="0.605920138650698">
            <text:p>0,6059</text:p>
          </table:table-cell>
          <table:table-cell table:style-name="ce17" table:formula="of:=(180-([.D23]+[.E23]/60))*PI()/180" office:value-type="float" office:value="1.07657726027184">
            <text:p>1,0766</text:p>
          </table:table-cell>
          <table:table-cell table:style-name="ce20" table:formula="of:=([.G23]+[.H23])/2" office:value-type="float" office:value="0.841248699461267">
            <text:p>0,8412</text:p>
          </table:table-cell>
          <table:table-cell/>
          <table:table-cell table:style-name="ce23" table:formula="of:=SIN(([.I23]+PI()/3)/2)/SIN(PI()/6)" office:value-type="float" office:value="1.62008328089159">
            <text:p>1,6201</text:p>
          </table:table-cell>
          <table:table-cell/>
          <table:table-cell table:style-name="ce28" table:formula="of:=ABS(0.5*COS([.$C$14]/2+[.I23]/2)/SIN([.$C$14]/2)*[.$N$1])" office:value-type="float" office:value="0.000170568804461971">
            <text:p>0,0001706</text:p>
          </table:table-cell>
          <table:table-cell table:style-name="ce28" table:formula="of:=ABS(0.5*COS([.$C$14]/2+[.I23]/2)/SIN([.$C$14]/2) - 0.5*SIN([.$C$14]/2+[.I23]/2)*COS([.$C$14]/2)/(SIN([.$C$14]/2))^2) * [.$N$2]" office:value-type="float" office:value="0.000237557032327981">
            <text:p>0,0002376</text:p>
          </table:table-cell>
          <table:table-cell table:style-name="ce28" table:formula="of:=[.M23]+[.N23]" office:value-type="float" office:value="0.000408125836789952">
            <text:p>0,0004081</text:p>
          </table:table-cell>
          <table:table-cell table:style-name="ce29" table:formula="of:=[.O23]/[.K23]" office:value-type="float" office:value="0.000251916578365864">
            <text:p>2,52E-004</text:p>
          </table:table-cell>
        </table:table-row>
        <table:table-row table:style-name="ro1">
          <table:table-cell table:style-name="ce5" office:value-type="float" office:value="623.4">
            <text:p>623,4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18">
            <text:p>118</text:p>
          </table:table-cell>
          <table:table-cell table:style-name="ce12" office:value-type="float" office:value="39">
            <text:p>39</text:p>
          </table:table-cell>
          <table:table-cell table:style-name="ce8"/>
          <table:table-cell table:style-name="ce16" table:formula="of:=([.B24]+([.C24]/60))*PI()/180" office:value-type="float" office:value="0.599811486268718">
            <text:p>0,5998</text:p>
          </table:table-cell>
          <table:table-cell table:style-name="ce19" table:formula="of:=(180-([.D24]+[.E24]/60))*PI()/180" office:value-type="float" office:value="1.07075949609852">
            <text:p>1,0708</text:p>
          </table:table-cell>
          <table:table-cell table:style-name="ce21" table:formula="of:=([.G24]+[.H24])/2" office:value-type="float" office:value="0.83528549118362">
            <text:p>0,8353</text:p>
          </table:table-cell>
          <table:table-cell table:style-name="ce8"/>
          <table:table-cell table:style-name="ce24" table:formula="of:=SIN(([.I24]+PI()/3)/2)/SIN(PI()/6)" office:value-type="float" office:value="1.61657942434591">
            <text:p>1,6166</text:p>
          </table:table-cell>
          <table:table-cell/>
          <table:table-cell table:style-name="ce28" table:formula="of:=ABS(0.5*COS([.$C$14]/2+[.I24]/2)/SIN([.$C$14]/2)*[.$N$1])" office:value-type="float" office:value="0.00017127060528608">
            <text:p>0,0001713</text:p>
          </table:table-cell>
          <table:table-cell table:style-name="ce28" table:formula="of:=ABS(0.5*COS([.$C$14]/2+[.I24]/2)/SIN([.$C$14]/2) - 0.5*SIN([.$C$14]/2+[.I24]/2)*COS([.$C$14]/2)/(SIN([.$C$14]/2))^2) * [.$N$2]" office:value-type="float" office:value="0.000235972551951799">
            <text:p>0,0002360</text:p>
          </table:table-cell>
          <table:table-cell table:style-name="ce28" table:formula="of:=[.M24]+[.N24]" office:value-type="float" office:value="0.000407243157237879">
            <text:p>0,0004072</text:p>
          </table:table-cell>
          <table:table-cell table:style-name="ce29" table:formula="of:=[.O24]/[.K24]" office:value-type="float" office:value="0.000251916578365864">
            <text:p>2,52E-004</text:p>
          </table:table-cell>
        </table:table-row>
        <table:table-row table:style-name="ro1" table:number-rows-repeated="13">
          <table:table-cell table:number-columns-repeated="16"/>
        </table:table-row>
        <table:table-row table:style-name="ro1">
          <table:table-cell>
            <draw:frame table:end-cell-address="Tabelle1.L73" table:end-x="1cm" table:end-y="0.052cm" draw:z-index="0" draw:style-name="gr1" svg:width="23.118cm" svg:height="15.466cm" svg:x="0.807cm" svg:y="0.331cm">
              <draw:object draw:notify-on-update-of-ranges="Tabelle1.A2:Tabelle1.A2 Tabelle1.K4:Tabelle1.K12 Tabelle1.A4:Tabelle1.A12 Tabelle1.A14:Tabelle1.A14 Tabelle1.K16:Tabelle1.K24 Tabelle1.A16:Tabelle1.A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31">
          <table:table-cell table:number-columns-repeated="16"/>
        </table:table-row>
        <table:table-row table:style-name="ro1">
          <table:table-cell/>
          <table:table-cell table:formula="of:=ATAN(1/15)*(180/PI())" office:value-type="float" office:value="3.81407483429035">
            <text:p>3,81</text:p>
          </table:table-cell>
          <table:table-cell table:number-columns-repeated="14"/>
        </table:table-row>
      </table:table>
      <table:table table:name="Tabe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09">
      <number:scientific-number number:decimal-places="4" number:min-integer-digits="1" number:min-exponent-digits="3"/>
    </number:number-style>
    <number:number-style style:name="N110">
      <number:number number:decimal-places="5" number:min-integer-digits="1"/>
    </number:number-style>
    <number:number-style style:name="N11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07.11.2009</text:date>, <text:time>23:20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opp</meta:initial-creator>
    <meta:creation-date>2009-11-05T17:31:24</meta:creation-date>
    <dc:date>2009-11-07T23:20:30</dc:date>
    <dc:creator>Michael Kopp</dc:creator>
    <meta:editing-duration>PT03H43M40S</meta:editing-duration>
    <meta:editing-cycles>18</meta:editing-cycles>
    <meta:generator>OpenOffice.org/3.1$Linux OpenOffice.org_project/310m11$Build-9399</meta:generator>
    <meta:document-statistic meta:table-count="3" meta:cell-count="2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3.119cm" svg:height="15.09cm" chart:class="chart:scatter" chart:style-name="ch1">
        <chart:legend chart:legend-position="end" svg:x="20.843cm" svg:y="7.076cm" chart:style-name="ch2"/>
        <chart:plot-area chart:style-name="ch3" table:cell-range-address="Tabelle1.A4:Tabelle1.A12 Tabelle1.A2:Tabelle1.A2 Tabelle1.K4:Tabelle1.K12 Tabelle1.A14:Tabelle1.A14 Tabelle1.K16:Tabelle1.K24" chart:data-source-has-labels="row" svg:x="0.462cm" svg:y="0.301cm" svg:width="19.92cm" svg:height="14.18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.K4:Tabelle1.K12" chart:label-cell-address="Tabelle1.A2:Tabelle1.A2" chart:class="chart:scatter">
            <chart:domain table:cell-range-address="Tabelle1.A4:Tabelle1.A12"/>
            <chart:data-point chart:repeated="9"/>
          </chart:series>
          <chart:series chart:attached-axis="secondary-y" chart:style-name="ch9" chart:values-cell-range-address="Tabelle1.K16:Tabelle1.K24" chart:label-cell-address="Tabelle1.A14:Tabelle1.A14" chart:class="chart:scatter">
            <chart:domain table:cell-range-address="Tabelle1.A16:Tabelle1.A2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A2:Tabelle1.A2">1. Prisma</text:p>
              </table:table-cell>
              <table:table-cell office:value-type="string">
                <text:p>Spalte A</text:p>
              </table:table-cell>
              <table:table-cell office:value-type="string">
                <text:p text:id="Tabelle1.A14:Tabelle1.A14">2. Prism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.7">
                <text:p text:id="Tabelle1.A4:Tabelle1.A12">404.7</text:p>
              </table:table-cell>
              <table:table-cell office:value-type="float" office:value="1.53049839148048">
                <text:p text:id="Tabelle1.K4:Tabelle1.K12">1.53049839148048</text:p>
              </table:table-cell>
              <table:table-cell office:value-type="float" office:value="404.7">
                <text:p text:id="Tabelle1.A16:Tabelle1.A24">404.7</text:p>
              </table:table-cell>
              <table:table-cell office:value-type="float" office:value="1.65039132134115">
                <text:p text:id="Tabelle1.K16:Tabelle1.K24">1.650391321341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.8">
                <text:p>407.8</text:p>
              </table:table-cell>
              <table:table-cell office:value-type="float" office:value="1.52970226675864">
                <text:p>1.52970226675864</text:p>
              </table:table-cell>
              <table:table-cell office:value-type="float" office:value="407.8">
                <text:p>407.8</text:p>
              </table:table-cell>
              <table:table-cell office:value-type="float" office:value="1.64924031488443">
                <text:p>1.64924031488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.8">
                <text:p>435.8</text:p>
              </table:table-cell>
              <table:table-cell office:value-type="float" office:value="1.52669985164533">
                <text:p>1.52669985164533</text:p>
              </table:table-cell>
              <table:table-cell office:value-type="float" office:value="435.8">
                <text:p>435.8</text:p>
              </table:table-cell>
              <table:table-cell office:value-type="float" office:value="1.64163408498613">
                <text:p>1.64163408498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1.6">
                <text:p>491.6</text:p>
              </table:table-cell>
              <table:table-cell office:value-type="float" office:value="1.52203921046593">
                <text:p>1.52203921046593</text:p>
              </table:table-cell>
              <table:table-cell office:value-type="float" office:value="491.6">
                <text:p>491.6</text:p>
              </table:table-cell>
              <table:table-cell office:value-type="float" office:value="1.63109769061547">
                <text:p>1.63109769061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  <table:table-cell office:value-type="float" office:value="1.52166173091291">
                <text:p>1.52166173091291</text:p>
              </table:table-cell>
              <table:table-cell office:value-type="float" office:value="496">
                <text:p>496</text:p>
              </table:table-cell>
              <table:table-cell office:value-type="float" office:value="1.63017133411511">
                <text:p>1.63017133411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6.1">
                <text:p>546.1</text:p>
              </table:table-cell>
              <table:table-cell office:value-type="float" office:value="1.51929956782643">
                <text:p>1.51929956782643</text:p>
              </table:table-cell>
              <table:table-cell office:value-type="float" office:value="546.1">
                <text:p>546.1</text:p>
              </table:table-cell>
              <table:table-cell office:value-type="float" office:value="1.62365766341757">
                <text:p>1.62365766341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7">
                <text:p>577</text:p>
              </table:table-cell>
              <table:table-cell office:value-type="float" office:value="1.51759570048128">
                <text:p>1.51759570048128</text:p>
              </table:table-cell>
              <table:table-cell office:value-type="float" office:value="577">
                <text:p>577</text:p>
              </table:table-cell>
              <table:table-cell office:value-type="float" office:value="1.62042434995326">
                <text:p>1.62042434995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9.1">
                <text:p>579.1</text:p>
              </table:table-cell>
              <table:table-cell office:value-type="float" office:value="1.51731146969885">
                <text:p>1.51731146969885</text:p>
              </table:table-cell>
              <table:table-cell office:value-type="float" office:value="579.1">
                <text:p>579.1</text:p>
              </table:table-cell>
              <table:table-cell office:value-type="float" office:value="1.62008328089159">
                <text:p>1.62008328089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3.4">
                <text:p>623.4</text:p>
              </table:table-cell>
              <table:table-cell office:value-type="float" office:value="1.51531983285699">
                <text:p>1.51531983285699</text:p>
              </table:table-cell>
              <table:table-cell office:value-type="float" office:value="623.4">
                <text:p>623.4</text:p>
              </table:table-cell>
              <table:table-cell office:value-type="float" office:value="1.61657942434591">
                <text:p>1.61657942434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